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gulp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基本となる4つのAPI</text:p>
              </text:list-item>
              <text:list-item>
                <text:p>基本APIの応用</text:p>
              </text:list-item>
              <text:list-item>
                <text:p>作業時のディレクトリ構成</text:p>
              </text:list-item>
              <text:list-item>
                <text:p>自動化タスク</text:p>
                <text:list>
                  <text:list-item>
                    <text:p>デフォルトの動作</text:p>
                  </text:list-item>
                  <text:list-item>
                    <text:p>watch</text:p>
                  </text:list-item>
                </text:list>
              </text:list-item>
              <text:list-item>
                <text:p>よく使われる plugi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4 top level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lp.src(globs[,options])</text:p>
              </text:list-item>
              <text:list-item>
                <text:p>gulp.dest(path[,options])</text:p>
              </text:list-item>
              <text:list-item>
                <text:p>gulp.task(name[,deps], fn)</text:p>
              </text:list-item>
              <text:list-item>
                <text:p>gulp.watch(glob[,opts], tasks)</text:p>
              </text:list-item>
              <text:list-item>
                <text:p>gulp.watch(glob[, opts, cb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 copy task</text:p>
                <text:list>
                  <text:list-header>
                    <text:p>gulp.src('src/*.html')</text:p>
                    <text:list>
                      <text:list-header>
                        <text:p>.pipe(gulp.dest('public'));</text:p>
                      </text:list-header>
                    </text:list>
                  </text:list-header>
                  <text:list-item>
                    <text:p>pipe()は、| と同じ意味</text:p>
                  </text:list-item>
                  <text:list-item>
                    <text:p>node.jsのstreamが使われている</text:p>
                  </text:list-item>
                </text:list>
              </text:list-item>
              <text:list-item>
                <text:p>change event</text:p>
                <text:list>
                  <text:list-item>
                    <text:p>gulp.task</text:p>
                  </text:list-item>
                  <text:list-item>
                    <text:p>gulp.watch</text:p>
                    <text:p>gulp.watch('src/javascript/**/*.js', ['jshint']);</text:p>
                  </text:list-item>
                  <text:list-item>
                    <text:p>node.jsのEventEmitterが使われ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irectory 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blic/</text:p>
                <text:list>
                  <text:list-header>
                    <text:p>assets/<text:tab/><text:tab/># SCSSのcompileなど、gulpによって作られる</text:p>
                    <text:list>
                      <text:list-header>
                        <text:p>stylesheets/</text:p>
                        <text:list>
                          <text:list-header>
                            <text:p>style.css</text:p>
                          </text:list-header>
                        </text:list>
                        <text:p>javascript/</text:p>
                        <text:list>
                          <text:list-header>
                            <text:p>vendor/</text:p>
                            <text:list>
                              <text:list-header>
                                <text:p>jquery.min.js</text:p>
                              </text:list-header>
                            </text:list>
                            <text:p>bundle.js <text:s/># minify　と　compile　時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source # 作業スペース</text:p>
                <text:list>
                  <text:list-header>
                    <text:p>javascript/</text:p>
                    <text:list>
                      <text:list-header>
                        <text:p>courage.js</text:p>
                        <text:p>wisdom.js</text:p>
                        <text:p>power.js</text:p>
                      </text:list-header>
                    </text:list>
                    <text:p>scss/</text:p>
                    <text:list>
                      <text:list-header>
                        <text:p>styles.scss</text:p>
                        <text:p>grid.scss</text:p>
                      </text:list-header>
                    </text:list>
                  </text:list-header>
                </text:list>
              </text:list-item>
              <text:list-item>
                <text:p>gulpfile.js</text:p>
              </text:list-item>
              <text:list-item>
                <text:p>package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irectory structur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rc/ # 前処理されるHTML</text:p>
                <text:list>
                  <text:list-header>
                    <text:p>images/</text:p>
                    <text:p>scripts/</text:p>
                    <text:p>styles/</text:p>
                  </text:list-header>
                </text:list>
              </text:list-item>
              <text:list-item>
                <text:p>build/ # production file</text:p>
                <text:list>
                  <text:list-header>
                    <text:p>images/ # compressed images</text:p>
                  </text:list-header>
                  <text:list-item>
                    <text:p>scripts/ # a single minified script file</text:p>
                  </text:list-item>
                  <text:list-item>
                    <text:p>styles/ # a single minified CSS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irectory structure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blic/</text:p>
                <text:list>
                  <text:list-header>
                    <text:p>src/</text:p>
                    <text:list>
                      <text:list-header>
                        <text:p>index.html</text:p>
                        <text:p>img/</text:p>
                        <text:p>js/</text:p>
                        <text:p>scss/</text:p>
                      </text:list-header>
                    </text:list>
                    <text:p>dist/</text:p>
                    <text:list>
                      <text:list-header>
                        <text:p>index.html</text:p>
                        <text:p>img/</text:p>
                        <text:p>js/</text:p>
                        <text:p>css/</text:p>
                      </text:list-header>
                    </text:list>
                  </text:list-header>
                </text:list>
                <text:p>lib/</text:p>
                <text:list>
                  <text:list-header>
                    <text:p>vanilla.js</text:p>
                    <text:p>fancybox.js</text:p>
                  </text:list-header>
                </text:list>
                <text:p>node_modules/</text:p>
                <text:p>gulpfile.js</text:p>
                <text:p>package.json</text:p>
              </text:list-item>
              <text:list-item>
                <text:p>http://jilles.me/introduction-to-gulp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自動化タス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デフォルトの動作</text:p>
                <text:list>
                  <text:list-item>
                    <text:p>gulp</text:p>
                  </text:list-item>
                </text:list>
              </text:list-item>
              <text:list-item>
                <text:p>gulp.task('default', ['imagemin', 'htmlpage', 'scripts', 'styles'], function(){</text:p>
                <text:list>
                  <text:list-header>
                    <text:p>// watch methodの追加</text:p>
                  </text:list-header>
                </text:list>
                <text:p>});</text:p>
              </text:list-item>
              <text:list-item>
                <text:p>imagemin, htmlpage, scripts, stylesを実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自動化タス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tch method</text:p>
              </text:list-item>
              <text:list-item>
                <text:p>gulp.watch('./src/*.html', function(){</text:p>
                <text:list>
                  <text:list-header>
                    <text:p>gulp.run('htmlpge');</text:p>
                  </text:list-header>
                </text:list>
                <text:p>});</text:p>
              </text:list-item>
              <text:list-item>
                <text:p>gulp.watch('./src/scripts/*.js', function(){</text:p>
                <text:list>
                  <text:list-header>
                    <text:p>gulp.run('jshint', 'scripts');</text:p>
                  </text:list-header>
                </text:list>
                <text:p>});</text:p>
              </text:list-item>
              <text:list-item>
                <text:p>gulp.watch('./src/styles/*.css', function(){</text:p>
                <text:list>
                  <text:list-header>
                    <text:p>gulp.run('styles'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lug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lp-</text:p>
                <text:list>
                  <text:list-item>
                    <text:p>jshint</text:p>
                  </text:list-item>
                  <text:list-item>
                    <text:p>imagemin</text:p>
                  </text:list-item>
                  <text:list-item>
                    <text:p>replace</text:p>
                  </text:list-item>
                  <text:list-item>
                    <text:p>minify-html</text:p>
                  </text:list-item>
                  <text:list-item>
                    <text:p>concat</text:p>
                  </text:list-item>
                  <text:list-item>
                    <text:p>uglify</text:p>
                  </text:list-item>
                  <text:list-item>
                    <text:p>sass</text:p>
                  </text:list-item>
                  <text:list-item>
                    <text:p>clean</text:p>
                  </text:list-item>
                </text:list>
              </text:list-item>
              <text:list-item>
                <text:p>npm install &lt;plugin&gt; --save-d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&lt;!-- build:&lt;name&gt; --&gt;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lp-html-replace</text:p>
                <text:p>&lt;!-- build:&lt;name&gt; --&gt;</text:p>
                <text:list>
                  <text:list-header>
                    <text:p>Everything here will be replaced</text:p>
                  </text:list-header>
                </text:list>
                <text:p>&lt;!-- endbuild --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再読み込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wser-sync</text:p>
              </text:list-item>
              <text:list-item>
                <text:p>CodeKit</text:p>
              </text:list-item>
              <text:list-item>
                <text:p>LiveReload</text:p>
              </text:list-item>
              <text:list-item>
                <text:p>http://www.slant.co/topics/1479/compare/~browsersync_vs_codekit_vs_livereload</text:p>
                <text:p>によれば、Browser-syncが１番人気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browser-syn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</text:p>
                <text:list>
                  <text:list-item>
                    <text:p>--proxy </text:p>
                    <text:list>
                      <text:list-item>
                        <text:p>virtual hostで動作するサーバがあるとき</text:p>
                      </text:list-item>
                    </text:list>
                  </text:list-item>
                  <text:list-item>
                    <text:p>&lt;script type=”text/javascript id=”__ls__ ...</text:p>
                    <text:p>を&lt;/body&gt;tagの前に追加</text:p>
                  </text:list-item>
                  <text:list-item>
                    <text:p>--files</text:p>
                    <text:list>
                      <text:list-item>
                        <text:p>gulp.watch()</text:p>
                      </text:list-item>
                      <text:list-item>
                        <text:p>ファイルの変更を監視</text:p>
                      </text:list-item>
                    </text:list>
                  </text:list-item>
                </text:list>
              </text:list-item>
              <text:list-item>
                <text:p>reload</text:p>
                <text:list>
                  <text:list-item>
                    <text:p>gulp.watch(“src/*.html”).on('change', browserSync.reload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出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jilles.me/introduction-to-gulp/</text:p>
              </text:list-item>
              <text:list-item>
                <text:p>http://www.sitepoint.com/introduction-gulp-js/</text:p>
              </text:list-item>
              <text:list-item>
                <text:p>https://scotch.io/tutorials/automate-your-tasks-easily-with-gulp-js</text:p>
              </text:list-item>
              <text:list-item>
                <text:p>http://www.browsersync.io/docs/gulp/</text:p>
              </text:list-item>
              <text:list-item>
                <text:p>https://www.npmjs.com/package/gulp-html-repl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ベンダープリフィク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1:29:54.441002349</meta:creation-date>
    <dc:date>2015-11-29T00:33:38.377517976</dc:date>
    <meta:editing-duration>PT5H29M48S</meta:editing-duration>
    <meta:editing-cycles>63</meta:editing-cycles>
    <meta:generator>LibreOffice/4.2.8.2$Linux_X86_64 LibreOffice_project/420m0$Build-2</meta:generator>
    <meta:document-statistic meta:object-count="81"/>
  </office:meta>
</office:document-meta>
</file>